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1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1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0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0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0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0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0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4304" calcext:value-type="float">
            <text:p>67.9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0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200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0576" calcext:value-type="float">
            <text:p>66.3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9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4208" calcext:value-type="float">
            <text:p>66.4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9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9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8888" calcext:value-type="float">
            <text:p>65.7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9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5032" calcext:value-type="float">
            <text:p>64.6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9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9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4912" calcext:value-type="float">
            <text:p>63.6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9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5856" calcext:value-type="float">
            <text:p>62.8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8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8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8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8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8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7136" calcext:value-type="float">
            <text:p>61.6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8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8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8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8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9808" calcext:value-type="float">
            <text:p>61.7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8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8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8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8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964" calcext:value-type="float">
            <text:p>61.8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7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7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5608" calcext:value-type="float">
            <text:p>62.3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7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7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7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7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7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7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7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7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7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</text:p>
          </table:table-cell>
          <table:table-cell office:value-type="string" calcext:value-type="string">
            <text:p>NHP-PL-096</text:p>
          </table:table-cell>
          <table:table-cell office:value-type="string" calcext:value-type="string">
            <text:p>197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